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background-color="transparent" fo:padding="0cm" fo:border="0.75pt solid #80808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font-name="Open Sans" fo:font-size="20pt" officeooo:rsid="001ef72d" officeooo:paragraph-rsid="001ef72d" style:font-size-asian="17.5pt" style:font-size-complex="20pt"/>
    </style:style>
    <style:style style:name="P2" style:family="paragraph" style:parent-style-name="Standard">
      <style:text-properties style:use-window-font-color="true" loext:opacity="0%" style:font-name="Open Sans" fo:font-size="12pt" officeooo:rsid="001ef72d" officeooo:paragraph-rsid="001ef72d" style:font-size-asian="10.5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Open Sans" fo:font-size="12pt" fo:font-style="normal" fo:text-shadow="none" style:text-underline-style="none" fo:font-weight="normal" officeooo:rsid="001f19ed" officeooo:paragraph-rsid="001f19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use-window-font-color="true" loext:opacity="0%" style:font-name="Open Sans" fo:font-size="12pt" officeooo:rsid="001ef72d" officeooo:paragraph-rsid="001ef72d" style:font-size-asian="10.5pt" style:font-size-complex="12pt"/>
    </style:style>
    <style:style style:name="P5" style:family="paragraph" style:parent-style-name="Standard">
      <style:text-properties style:use-window-font-color="true" loext:opacity="0%" style:font-name="Open Sans" fo:font-size="12pt" officeooo:rsid="001f19ed" officeooo:paragraph-rsid="001f19ed" style:font-size-asian="10.5pt" style:font-size-complex="12pt"/>
    </style:style>
    <style:style style:name="P6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Open Sans" fo:font-size="12pt" fo:letter-spacing="normal" style:text-underline-style="none" officeooo:rsid="001ef72d" officeooo:paragraph-rsid="001ef72d" style:text-blinking="false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ENTES DEL DERECHO DE TRABAJO</text:p>
      <text:p text:style-name="P1"/>
      <text:p text:style-name="P2">Normativa de la UE</text:p>
      <text:p text:style-name="P2"><text:tab/>Constitución española</text:p>
      <text:p text:style-name="P2"><text:tab/><text:tab/>Tratados internacionales</text:p>
      <text:p text:style-name="P2"><text:tab/><text:tab/><text:tab/>Leyes</text:p>
      <text:p text:style-name="P2"><text:tab/><text:tab/><text:tab/>Reglamentos</text:p>
      <text:p text:style-name="P2"><text:tab/><text:tab/>Convenios colectivos</text:p>
      <text:p text:style-name="P6"><text:tab/>Contrato de trabajo</text:p>
      <text:p text:style-name="P6">Usos y costumbres</text:p>
      <text:p text:style-name="P2"/>
      <text:p text:style-name="P2"/>
      <text:p text:style-name="P2">Leyes → 4 tipos:</text:p>
      <text:p text:style-name="P2"><text:tab/>-Orgánicas</text:p>
      <text:p text:style-name="P2"><text:tab/>-Ordinarias</text:p>
      <text:p text:style-name="P2"><text:tab/>-Real Decreto-legislativo</text:p>
      <text:p text:style-name="P2"><text:tab/>-Real Decreto-Ley</text:p>
      <text:p text:style-name="P2"/>
      <text:p text:style-name="P2"><text:tab/><text:tab/><text:tab/><text:tab/>- Trabajadores → Sindicatos → Cisik, CCOO, UGT</text:p>
      <text:p text:style-name="P2">Convenio Colectivo → Norma pactada &lt;<text:line-break/><text:tab/><text:tab/><text:tab/><text:tab/>- Patronal → CTOE</text:p>
      <text:p text:style-name="P2"/>
      <text:p text:style-name="P2"/>
      <text:p text:style-name="P2"/>
      <text:p text:style-name="P5">Ej 01. Ordenar:</text:p>
      <text:p text:style-name="P5"/>
      <table:table table:name="Table1" table:style-name="Table1" table:template-name="Academic">
        <table:table-column table:style-name="Table1.A"/>
        <table:table-column table:style-name="Table1.B"/>
        <table:table-row>
          <table:table-cell table:style-name="Table1.A1" office:value-type="string">
            <text:p text:style-name="P3">Real Decreto (R.D)</text:p>
          </table:table-cell>
          <table:table-cell table:style-name="Table1.A1" office:value-type="string">
            <text:p text:style-name="P3">Directiva UE</text:p>
          </table:table-cell>
        </table:table-row>
        <table:table-row>
          <table:table-cell table:style-name="Table1.A1" office:value-type="string">
            <text:p text:style-name="P3">Constitución (C.E)</text:p>
          </table:table-cell>
          <table:table-cell table:style-name="Table1.A1" office:value-type="string">
            <text:p text:style-name="P3">Constitución</text:p>
          </table:table-cell>
        </table:table-row>
        <table:table-row>
          <table:table-cell table:style-name="Table1.A1" office:value-type="string">
            <text:p text:style-name="P3">Costumbre (local y profesional)</text:p>
          </table:table-cell>
          <table:table-cell table:style-name="Table1.A1" office:value-type="string">
            <text:p text:style-name="P3">Convenio OIT</text:p>
          </table:table-cell>
        </table:table-row>
        <table:table-row>
          <table:table-cell table:style-name="Table1.A1" office:value-type="string">
            <text:p text:style-name="P3">Convenio OIT (Organización Internacional del Trabajo)</text:p>
          </table:table-cell>
          <table:table-cell table:style-name="Table1.A1" office:value-type="string">
            <text:p text:style-name="P3">Estatuto de Trabajadores</text:p>
          </table:table-cell>
        </table:table-row>
        <table:table-row>
          <table:table-cell table:style-name="Table1.A1" office:value-type="string">
            <text:p text:style-name="P3">Directiva UE</text:p>
          </table:table-cell>
          <table:table-cell table:style-name="Table1.A1" office:value-type="string">
            <text:p text:style-name="P3">Real Decreto</text:p>
          </table:table-cell>
        </table:table-row>
        <table:table-row>
          <table:table-cell table:style-name="Table1.A1" office:value-type="string">
            <text:p text:style-name="P3">Contrato de trabajo (CT)</text:p>
          </table:table-cell>
          <table:table-cell table:style-name="Table1.A1" office:value-type="string">
            <text:p text:style-name="P3">Convenio Colectivo</text:p>
          </table:table-cell>
        </table:table-row>
        <table:table-row>
          <table:table-cell table:style-name="Table1.A1" office:value-type="string">
            <text:p text:style-name="P3">Convenio Colectivo (CC)</text:p>
          </table:table-cell>
          <table:table-cell table:style-name="Table1.A1" office:value-type="string">
            <text:p text:style-name="P3">Contrato de Trabajo</text:p>
          </table:table-cell>
        </table:table-row>
        <table:table-row>
          <table:table-cell table:style-name="Table1.A1" office:value-type="string">
            <text:p text:style-name="P3">Estatuto de Trabajadores (ET)</text:p>
          </table:table-cell>
          <table:table-cell table:style-name="Table1.A1" office:value-type="string">
            <text:p text:style-name="P3">Costumbres locales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7T08:09:12.143161876</dc:date>
    <meta:editing-duration>PT7H21M8S</meta:editing-duration>
    <meta:editing-cycles>3</meta:editing-cycles>
    <meta:generator>LibreOffice/7.4.1.2$Linux_X86_64 LibreOffice_project/40$Build-2</meta:generator>
    <meta:document-statistic meta:table-count="1" meta:image-count="0" meta:object-count="0" meta:page-count="1" meta:paragraph-count="33" meta:word-count="99" meta:character-count="718" meta:non-whitespace-character-count="628"/>
  </office:meta>
</office:document-meta>
</file>